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Heading_20_2">
      <style:text-properties officeooo:paragraph-rsid="00caa5a2"/>
    </style:style>
    <style:style style:name="P62" style:family="paragraph" style:parent-style-name="Text_20_body" style:list-style-name="L6">
      <style:text-properties style:font-name="Liberation Sans1" officeooo:paragraph-rsid="00b3f03c"/>
    </style:style>
    <style:style style:name="P63" style:family="paragraph" style:parent-style-name="Text_20_body" style:list-style-name="L7">
      <style:text-properties style:font-name="Liberation Sans1"/>
    </style:style>
    <style:style style:name="P64" style:family="paragraph" style:parent-style-name="Text_20_body" style:list-style-name="L7">
      <style:text-properties style:font-name="Liberation Sans1" officeooo:paragraph-rsid="00b63e21"/>
    </style:style>
    <style:style style:name="P65" style:family="paragraph" style:parent-style-name="Text_20_body" style:list-style-name="L7">
      <style:text-properties style:font-name="Liberation Sans1" officeooo:paragraph-rsid="00b3f03c"/>
    </style:style>
    <style:style style:name="P66" style:family="paragraph" style:parent-style-name="Text_20_body" style:list-style-name="L8">
      <style:text-properties style:font-name="Liberation Sans1" officeooo:paragraph-rsid="00b3f03c"/>
    </style:style>
    <style:style style:name="P67" style:family="paragraph" style:parent-style-name="Text_20_body" style:list-style-name="L9">
      <style:text-properties style:font-name="Liberation Sans1" officeooo:paragraph-rsid="00b3f03c"/>
    </style:style>
    <style:style style:name="P68" style:family="paragraph" style:parent-style-name="Text_20_body" style:list-style-name="L10">
      <style:text-properties style:font-name="Liberation Sans1"/>
    </style:style>
    <style:style style:name="P69" style:family="paragraph" style:parent-style-name="Text_20_body" style:list-style-name="L11"/>
    <style:style style:name="P70" style:family="paragraph" style:parent-style-name="Standard">
      <style:paragraph-properties style:line-height-at-least="0.2811in"/>
      <style:text-properties fo:color="#cccccc" loext:opacity="100%" style:font-name="Droid Sans Mono" fo:font-size="15pt" fo:font-weight="normal" fo:background-color="#1f1f1f"/>
    </style:style>
    <style:style style:name="P71" style:family="paragraph" style:parent-style-name="Text_20_body">
      <style:text-properties officeooo:rsid="00c6f72d" officeooo:paragraph-rsid="00c6f72d"/>
    </style:style>
    <style:style style:name="P72" style:family="paragraph" style:parent-style-name="Standard">
      <style:text-properties style:font-name="Liberation Sans1" officeooo:rsid="001e1c4b" officeooo:paragraph-rsid="0023cb14"/>
    </style:style>
    <style:style style:name="P73" style:family="paragraph" style:parent-style-name="Heading_20_1">
      <style:text-properties style:font-name="Liberation Sans1"/>
    </style:style>
    <style:style style:name="P74"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5" style:family="paragraph" style:parent-style-name="Preformatted_20_Text">
      <style:text-properties officeooo:paragraph-rsid="00afb568"/>
    </style:style>
    <style:style style:name="P76" style:family="paragraph" style:parent-style-name="Text_20_body">
      <style:text-properties style:font-name="Liberation Sans1" fo:font-weight="bold" style:font-weight-asian="bold" style:font-weight-complex="bold"/>
    </style:style>
    <style:style style:name="P77" style:family="paragraph" style:parent-style-name="Text_20_body">
      <style:text-properties style:font-name="Liberation Sans1"/>
    </style:style>
    <style:style style:name="P78" style:family="paragraph" style:parent-style-name="Heading_20_2">
      <style:text-properties style:font-name="Liberation Sans1"/>
    </style:style>
    <style:style style:name="P79" style:family="paragraph" style:parent-style-name="Heading_20_2">
      <style:paragraph-properties fo:margin-top="0in" fo:margin-bottom="0in" style:contextual-spacing="false"/>
    </style:style>
    <style:style style:name="P80" style:family="paragraph" style:parent-style-name="Heading_20_1">
      <style:text-properties style:font-name="Liberation Sans1" officeooo:rsid="001e1c4b"/>
    </style:style>
    <style:style style:name="P81" style:family="paragraph" style:parent-style-name="Text_20_body">
      <style:text-properties style:font-name="Liberation Sans1" officeooo:rsid="001e1c4b"/>
    </style:style>
    <style:style style:name="P82" style:family="paragraph" style:parent-style-name="Text_20_body">
      <style:text-properties style:font-name="Liberation Sans1" officeooo:rsid="001e1c4b" officeooo:paragraph-rsid="002e9f7c"/>
    </style:style>
    <style:style style:name="P83" style:family="paragraph" style:parent-style-name="Heading_20_1">
      <style:text-properties officeooo:rsid="005f942d" officeooo:paragraph-rsid="005f942d"/>
    </style:style>
    <style:style style:name="P84"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6"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7" style:family="paragraph" style:parent-style-name="Standard">
      <style:text-properties officeooo:paragraph-rsid="00561c4d"/>
    </style:style>
    <style:style style:name="P88"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9"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90"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1"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2" style:family="paragraph" style:parent-style-name="Standard">
      <style:text-properties officeooo:paragraph-rsid="00a2dc26"/>
    </style:style>
    <style:style style:name="P93"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4"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line-height="115%"/>
      <style:text-properties style:font-name="Liberation Sans"/>
    </style:style>
    <style:style style:name="P96" style:family="paragraph" style:parent-style-name="Text_20_body">
      <style:text-properties officeooo:rsid="0096adcc"/>
    </style:style>
    <style:style style:name="P97" style:family="paragraph" style:parent-style-name="Text_20_body">
      <style:paragraph-properties fo:line-height="115%"/>
      <style:text-properties officeooo:rsid="0096adcc" officeooo:paragraph-rsid="0096adcc"/>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fo:color="#569cd6" loext:opacity="100%" style:font-name="Droid Sans Mono" fo:font-size="15pt" fo:font-weight="bold" fo:background-color="#1f1f1f" loext:char-shading-value="0"/>
    </style:style>
    <style:style style:name="T20" style:family="text">
      <style:text-properties fo:color="#dcdcaa" loext:opacity="100%"/>
    </style:style>
    <style:style style:name="T21" style:family="text">
      <style:text-properties fo:color="#d4d4d4" loext:opacity="100%"/>
    </style:style>
    <style:style style:name="T22" style:family="text">
      <style:text-properties fo:color="#ce9178" loext:opacity="100%"/>
    </style:style>
    <style:style style:name="T23" style:family="text">
      <style:text-properties fo:color="#569cd6" loext:opacity="100%"/>
    </style:style>
    <style:style style:name="T24" style:family="text">
      <style:text-properties fo:color="#b5cea8" loext:opacity="100%"/>
    </style:style>
    <style:style style:name="T25" style:family="text">
      <style:text-properties fo:color="#6796e6" loext:opacity="100%"/>
    </style:style>
    <style:style style:name="T26" style:family="text">
      <style:text-properties officeooo:rsid="00b53adb"/>
    </style:style>
    <style:style style:name="T27" style:family="text">
      <style:text-properties officeooo:rsid="00c60822"/>
    </style:style>
    <style:style style:name="T28" style:family="text">
      <style:text-properties officeooo:rsid="00b4fa12"/>
    </style:style>
    <style:style style:name="T29" style:family="text">
      <style:text-properties officeooo:rsid="00c76071"/>
    </style:style>
    <style:style style:name="T30" style:family="text">
      <style:text-properties fo:color="#cccccc" loext:opacity="100%" style:font-name="Droid Sans Mono" fo:font-size="15pt" fo:font-weight="normal" fo:background-color="#1f1f1f" loext:char-shading-value="0"/>
    </style:style>
    <style:style style:name="T31" style:family="text">
      <style:text-properties style:font-name="Liberation Sans1" officeooo:rsid="002bca0c"/>
    </style:style>
    <style:style style:name="T32" style:family="text">
      <style:text-properties style:font-name="Liberation Sans1" officeooo:rsid="00aa9ce0"/>
    </style:style>
    <style:style style:name="T33" style:family="text">
      <style:text-properties style:font-name="Liberation Sans1" officeooo:rsid="00adc6fd"/>
    </style:style>
    <style:style style:name="T34" style:family="text">
      <style:text-properties style:font-name="Liberation Sans1" officeooo:rsid="00b525d8"/>
    </style:style>
    <style:style style:name="T35" style:family="text">
      <style:text-properties style:font-name="Liberation Sans1" fo:font-weight="bold" style:font-weight-asian="bold" style:font-weight-complex="bold"/>
    </style:style>
    <style:style style:name="T36" style:family="text">
      <style:text-properties officeooo:rsid="00b525d8"/>
    </style:style>
    <style:style style:name="T37" style:family="text">
      <style:text-properties officeooo:rsid="00adc6fd"/>
    </style:style>
    <style:style style:name="T38" style:family="text">
      <style:text-properties officeooo:rsid="00afb568"/>
    </style:style>
    <style:style style:name="T39" style:family="text">
      <style:text-properties officeooo:rsid="005f942d"/>
    </style:style>
    <style:style style:name="T40"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1"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2"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3"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4" style:family="text">
      <style:text-properties style:font-name="0" fo:font-style="normal" fo:font-weight="normal" style:font-style-asian="normal" style:font-weight-asian="normal" style:font-style-complex="normal" style:font-weight-complex="normal"/>
    </style:style>
    <style:style style:name="T45" style:family="text">
      <style:text-properties fo:font-size="9pt" fo:font-weight="bold" style:font-size-asian="9pt" style:font-weight-asian="bold" style:font-size-complex="9pt" style:font-style-complex="normal" style:font-weight-complex="bold"/>
    </style:style>
    <style:style style:name="T46"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7" style:family="text">
      <style:text-properties fo:font-size="6pt" fo:font-weight="bold" style:font-size-asian="5.25pt" style:font-weight-asian="bold" style:font-size-complex="6pt" style:font-style-complex="normal" style:font-weight-complex="bold"/>
    </style:style>
    <style:style style:name="T48" style:family="text">
      <style:text-properties fo:font-size="9pt" fo:font-weight="bold" officeooo:rsid="00a229ee" style:font-size-asian="9pt" style:font-weight-asian="bold" style:font-size-complex="9pt" style:font-style-complex="normal" style:font-weight-complex="bold"/>
    </style:style>
    <style:style style:name="T49" style:family="text">
      <style:text-properties style:font-name="Liberation Serif"/>
    </style:style>
    <style:style style:name="T50" style:family="text">
      <style:text-properties fo:font-size="9pt" fo:font-weight="bold" officeooo:rsid="00a2dc26" style:font-size-asian="9pt" style:font-weight-asian="bold" style:font-size-complex="9pt" style:font-style-complex="normal" style:font-weight-complex="bold"/>
    </style:style>
    <style:style style:name="T51" style:family="text">
      <style:text-properties style:font-name="Liberation Sans" fo:font-style="normal" fo:font-weight="normal" style:font-style-asian="normal" style:font-weight-asian="normal" style:font-style-complex="normal" style:font-weight-complex="normal"/>
    </style:style>
    <style:style style:name="T52" style:family="text">
      <style:text-properties style:font-name="Liberation Mono" fo:font-size="8pt" fo:font-weight="bold" style:font-size-asian="8pt" style:font-weight-asian="bold" style:font-size-complex="8pt" style:font-weight-complex="bold"/>
    </style:style>
    <style:style style:name="T53"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1909_2450920443" office:name="Layer 2B: Squid Proxy Server Configuration" text:style-name="Index_20_Link" text:visited-style-name="Index_20_Link">Layer 2B: Squid Proxy Server Configuration<text:tab/>8</text:a></text:p>
          <text:p text:style-name="P4"><text:a xlink:type="simple" xlink:href="#__RefHeading___Toc1911_2450920443" office:name="Installation" text:style-name="Index_20_Link" text:visited-style-name="Index_20_Link">Installation<text:tab/>8</text:a></text:p>
          <text:p text:style-name="P4"><text:a xlink:type="simple" xlink:href="#__RefHeading___Toc1913_2450920443" office:name="Configuration &amp; Access Control" text:style-name="Index_20_Link" text:visited-style-name="Index_20_Link">Configuration &amp; Access Control<text:tab/>8</text:a></text:p>
          <text:p text:style-name="P4"><text:a xlink:type="simple" xlink:href="#__RefHeading___Toc1915_2450920443" office:name="Firewall Implementation" text:style-name="Index_20_Link" text:visited-style-name="Index_20_Link">Firewall Implementation<text:tab/>8</text:a></text:p>
          <text:p text:style-name="P4"><text:a xlink:type="simple" xlink:href="#__RefHeading___Toc1917_2450920443" office:name="Client Integration" text:style-name="Index_20_Link" text:visited-style-name="Index_20_Link">Client Integ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9</text:a></text:p>
          <text:p text:style-name="P3"><text:a xlink:type="simple" xlink:href="#__RefHeading___Toc1486_3083391142" office:name="Layer 2D: Time Sync" text:style-name="Index_20_Link" text:visited-style-name="Index_20_Link">Layer 2D: Time Sync<text:tab/>9</text:a></text:p>
          <text:p text:style-name="P2"><text:a xlink:type="simple" xlink:href="#__RefHeading___Toc195_1983718479" office:name="Layer 3: Identity &amp; Access Management (IAM)" text:style-name="Index_20_Link" text:visited-style-name="Index_20_Link">Layer 3: Identity &amp; Access Management (IAM)<text:tab/>9</text:a></text:p>
          <text:p text:style-name="P3"><text:a xlink:type="simple" xlink:href="#__RefHeading___Toc1990_2071374926" office:name="Layer 3A: FreeIPA Deployment" text:style-name="Index_20_Link" text:visited-style-name="Index_20_Link">Layer 3A: FreeIPA Deployment<text:tab/>9</text:a></text:p>
          <text:p text:style-name="P3"><text:a xlink:type="simple" xlink:href="#__RefHeading___Toc1490_3083391142" office:name="Layer 3B: Access Control" text:style-name="Index_20_Link" text:visited-style-name="Index_20_Link">Layer 3B: Access Control<text:tab/>10</text:a></text:p>
          <text:p text:style-name="P3"><text:a xlink:type="simple" xlink:href="#__RefHeading___Toc1492_3083391142" office:name="Layer 3C: Client Integration" text:style-name="Index_20_Link" text:visited-style-name="Index_20_Link">Layer 3C: Client Integration<text:tab/>10</text:a></text:p>
          <text:p text:style-name="P2"><text:a xlink:type="simple" xlink:href="#__RefHeading___Toc1494_3083391142" office:name="Layer 4: Defensive Security &amp; Traffic Management" text:style-name="Index_20_Link" text:visited-style-name="Index_20_Link">Layer 4: Defensive Security &amp; Traffic Management<text:tab/>10</text:a></text:p>
          <text:p text:style-name="P3"><text:a xlink:type="simple" xlink:href="#__RefHeading___Toc1496_3083391142" office:name="Layer 4A: Edge Security" text:style-name="Index_20_Link" text:visited-style-name="Index_20_Link">Layer 4A: Edge Security<text:tab/>10</text:a></text:p>
          <text:p text:style-name="P3"><text:a xlink:type="simple" xlink:href="#__RefHeading___Toc1498_3083391142" office:name="Layer 4B: Network Security" text:style-name="Index_20_Link" text:visited-style-name="Index_20_Link">Layer 4B: Network Security<text:tab/>10</text:a></text:p>
          <text:p text:style-name="P3"><text:a xlink:type="simple" xlink:href="#__RefHeading___Toc1482_3083391142" office:name="Layer 4C: Secure Entry" text:style-name="Index_20_Link" text:visited-style-name="Index_20_Link">Layer 4C: Secure Entry<text:tab/>10</text:a></text:p>
          <text:p text:style-name="P2"><text:a xlink:type="simple" xlink:href="#__RefHeading___Toc1500_3083391142" office:name="Layer 5: Observability &amp; Incident Response" text:style-name="Index_20_Link" text:visited-style-name="Index_20_Link">Layer 5: Observability &amp; Incident Response<text:tab/>10</text:a></text:p>
          <text:p text:style-name="P2"><text:a xlink:type="simple" xlink:href="#__RefHeading___Toc1502_3083391142" office:name="Layer 5A: Centralized Logging" text:style-name="Index_20_Link" text:visited-style-name="Index_20_Link">Layer 5A: Centralized Logging<text:tab/>10</text:a></text:p>
          <text:p text:style-name="P3"><text:a xlink:type="simple" xlink:href="#__RefHeading___Toc1504_3083391142" office:name="Layer 5B: Health Monitoring" text:style-name="Index_20_Link" text:visited-style-name="Index_20_Link">Layer 5B: Health Monitoring<text:tab/>11</text:a></text:p>
          <text:p text:style-name="P3"><text:a xlink:type="simple" xlink:href="#__RefHeading___Toc1506_3083391142" office:name="Layer 5C: Service Availability" text:style-name="Index_20_Link" text:visited-style-name="Index_20_Link">Layer 5C: Service Availability<text:tab/>11</text:a></text:p>
          <text:p text:style-name="P2"><text:a xlink:type="simple" xlink:href="#__RefHeading___Toc1508_3083391142" office:name="Layer 6: Application &amp; Container Services" text:style-name="Index_20_Link" text:visited-style-name="Index_20_Link">Layer 6: Application &amp; Container Services<text:tab/>11</text:a></text:p>
          <text:p text:style-name="P3"><text:a xlink:type="simple" xlink:href="#__RefHeading___Toc1510_3083391142" office:name="Layer 6A: Service Tier" text:style-name="Index_20_Link" text:visited-style-name="Index_20_Link">Layer 6A: Service Tier<text:tab/>11</text:a></text:p>
          <text:p text:style-name="P3"><text:a xlink:type="simple" xlink:href="#__RefHeading___Toc1512_3083391142" office:name="Layer 6B: Containerization" text:style-name="Index_20_Link" text:visited-style-name="Index_20_Link">Layer 6B: Containerization<text:tab/>11</text:a></text:p>
          <text:p text:style-name="P3"><text:a xlink:type="simple" xlink:href="#__RefHeading___Toc1514_3083391142" office:name="Layer 6C: Secure Storage" text:style-name="Index_20_Link" text:visited-style-name="Index_20_Link">Layer 6C: Secure Storage<text:tab/>11</text:a></text:p>
          <text:p text:style-name="P2"><text:a xlink:type="simple" xlink:href="#__RefHeading___Toc1516_3083391142" office:name="Layer 7: Automation &amp; DevSecOps" text:style-name="Index_20_Link" text:visited-style-name="Index_20_Link">Layer 7: Automation &amp; DevSecOps<text:tab/>11</text:a></text:p>
          <text:p text:style-name="P3"><text:a xlink:type="simple" xlink:href="#__RefHeading___Toc1518_3083391142" office:name="Layer 7A: IaC with Ansible" text:style-name="Index_20_Link" text:visited-style-name="Index_20_Link">Layer 7A: IaC with Ansible<text:tab/>11</text:a></text:p>
          <text:p text:style-name="P3"><text:a xlink:type="simple" xlink:href="#__RefHeading___Toc1520_3083391142" office:name="Layer 7B: GitOps" text:style-name="Index_20_Link" text:visited-style-name="Index_20_Link">Layer 7B: GitOps<text:tab/>11</text:a></text:p>
          <text:p text:style-name="P3"><text:a xlink:type="simple" xlink:href="#__RefHeading___Toc1522_3083391142" office:name="Layer 7C: Backup &amp; Disaster Recovery" text:style-name="Index_20_Link" text:visited-style-name="Index_20_Link">Layer 7C: Backup &amp; Disaster Recovery<text:tab/>11</text:a></text:p>
          <text:p text:style-name="P2"><text:a xlink:type="simple" xlink:href="#__RefHeading___Toc2594_1497977652" office:name="APPENDIX" text:style-name="Index_20_Link" text:visited-style-name="Index_20_Link">APPENDIX<text:tab/>11</text:a></text:p>
          <text:p text:style-name="P3"><text:a xlink:type="simple" xlink:href="#__RefHeading___Toc2596_1497977652" office:name="A sanal makina dhcp ayarlari" text:style-name="Index_20_Link" text:visited-style-name="Index_20_Link">A sanal makina dhcp ayarlari<text:tab/>12</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 text:c="2"/>--------------------</text:p>
      <text:p text:style-name="Preformatted_20_Text"><text:span text:style-name="Source_20_Text">```</text:span></text:p>
      <text:p text:style-name="P17">2 07 <text:s text:c="2"/>700 200<text:bookmark-start text:name="__RefHeading___Toc185_1983718479 Copy 2"/></text:p>
      <text:h text:style-name="P18" text:outline-level="2"><text:bookmark-start text:name="__RefHeading___Toc947_3083391142"/><text:soft-page-break/><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able:table-row>
          <table:table-cell table:style-name="Table5.A1" table:number-columns-spanned="3" office:value-type="string">
            <text:p text:style-name="P34"><text:s/><text:span text:style-name="T2">Security and Observability</text:span></text:p>
          </table:table-cell>
          <table:covered-table-cell/>
          <table:covered-table-cell/>
        </table:table-row>
        <text:soft-page-break/>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pan text:style-name="T2">NIC 3 (DMZ):</text:span> A dedicated interface specifically for the DMZ zone to ensure hardware-level isolation from internal traffic.</text:p>
        </text:list-item>
      </text:list>
      <text:p text:style-name="P45"><text:soft-page-break/></text:p>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ext:soft-page-break/>The specific network configuration file templates for Ubuntu (Netplan) and Fedora (NetworkManager/Keyfile) servers are documented in <text:span text:style-name="T18">Appendix A</text:span>.</text:p>
        </text:list-item>
      </text:list>
      <text:p text:style-name="P58"/>
      <text:h text:style-name="P61" text:outline-level="2">Layer 2B: <text:span text:style-name="T19">SQUID Proxy Server Configuration</text:span></text:h>
      <text:p text:style-name="Text_20_body"/>
      <text:p text:style-name="Text_20_body">Objective: To implement a lightweight, secure gateway for internal zones (MGMT, APP, DB) to access the internet for updates while maintaining strict "Zero Trust" control with minimal resource consumption.</text:p>
      <text:p text:style-name="Text_20_body">Installation</text:p>
      <text:p text:style-name="Text_20_body">The proxy service is hosted on an Ubuntu VM within the SEC Zone (10.0.60.0/24).</text:p>
      <text:p text:style-name="Text_20_body">```bash</text:p>
      <text:p text:style-name="Text_20_body"><text:span text:style-name="T20">sudo</text:span><text:span text:style-name="T21"> </text:span><text:span text:style-name="T22">apt</text:span><text:span text:style-name="T21"> </text:span><text:span text:style-name="T22">update</text:span><text:span text:style-name="T21"> &amp;&amp; </text:span><text:span text:style-name="T20">sudo</text:span><text:span text:style-name="T21"> </text:span><text:span text:style-name="T22">apt</text:span><text:span text:style-name="T21"> </text:span><text:span text:style-name="T22">install</text:span><text:span text:style-name="T21"> </text:span><text:span text:style-name="T22">squid</text:span><text:span text:style-name="T21"> </text:span><text:span text:style-name="T23">-y</text:span></text:p>
      <text:p text:style-name="Text_20_body">```</text:p>
      <text:p text:style-name="Text_20_body">Configuration &amp; Access Control</text:p>
      <text:p text:style-name="Text_20_body">Refer to the Official Ubuntu Documentation for base settings. Custom configurations and segment-specific whitelists are located in Infrastructure/Squid folder.</text:p>
      <text:p text:style-name="Text_20_body">Backup and Validation</text:p>
      <text:p text:style-name="Text_20_body"/>
      <text:p text:style-name="Text_20_body">```bash</text:p>
      <text:p text:style-name="Text_20_body"><text:span text:style-name="T20">sudo</text:span><text:span text:style-name="T21"> </text:span><text:span text:style-name="T22">cp</text:span><text:span text:style-name="T21"> </text:span><text:span text:style-name="T22">/etc/squid/squid.conf</text:span><text:span text:style-name="T21"> </text:span><text:span text:style-name="T22">/etc/squid/squid.conf.bak</text:span></text:p>
      <text:p text:style-name="Text_20_body"><text:span text:style-name="T20">sudo</text:span><text:span text:style-name="T21"> </text:span><text:span text:style-name="T22">squid</text:span><text:span text:style-name="T21"> </text:span><text:span text:style-name="T23">-k</text:span><text:span text:style-name="T21"> </text:span><text:span text:style-name="T22">parse</text:span></text:p>
      <text:p text:style-name="Text_20_body"><text:span text:style-name="T20">sudo</text:span><text:span text:style-name="T21"> </text:span><text:span text:style-name="T22">systemctl</text:span><text:span text:style-name="T21"> </text:span><text:span text:style-name="T22">restart</text:span><text:span text:style-name="T21"> </text:span><text:span text:style-name="T22">squid</text:span></text:p>
      <text:p text:style-name="Text_20_body"><text:span text:style-name="T20">sudo</text:span><text:span text:style-name="T21"> </text:span><text:span text:style-name="T22">systemctl</text:span><text:span text:style-name="T21"> </text:span><text:span text:style-name="T22">enable</text:span><text:span text:style-name="T21"> </text:span><text:span text:style-name="T22">squid</text:span></text:p>
      <text:p text:style-name="Text_20_body">```</text:p>
      <text:p text:style-name="Text_20_body"/>
      <text:p text:style-name="Text_20_body">Permissions Management </text:p>
      <text:p text:style-name="Text_20_body">```bash</text:p>
      <text:p text:style-name="Text_20_body"><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etc/squid/whitelists</text:span></text:p>
      <text:p text:style-name="Text_20_body"><text:span text:style-name="T20">sudo</text:span><text:span text:style-name="T21"> </text:span><text:span text:style-name="T22">chmod</text:span><text:span text:style-name="T21"> </text:span><text:span text:style-name="T23">-R</text:span><text:span text:style-name="T21"> </text:span><text:span text:style-name="T24">644</text:span><text:span text:style-name="T21"> </text:span><text:span text:style-name="T22">/etc/squid/whitelists/</text:span><text:span text:style-name="T23">*</text:span><text:span text:style-name="T22">.txt</text:span></text:p>
      <text:p text:style-name="Text_20_body"><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log/squid</text:span></text:p>
      <text:p text:style-name="Text_20_body"><text:span text:style-name="T20">sudo</text:span><text:span text:style-name="T21"> </text:span><text:span text:style-name="T22">chown</text:span><text:span text:style-name="T21"> </text:span><text:span text:style-name="T23">-R</text:span><text:span text:style-name="T21"> </text:span><text:span text:style-name="T22">squid:squid</text:span><text:span text:style-name="T21"> </text:span><text:span text:style-name="T22">/var/spool/squid</text:span></text:p>
      <text:p text:style-name="Text_20_body">```</text:p>
      <text:p text:style-name="Text_20_body">squid.conf olusturulduktan sonra </text:p>
      <text:p text:style-name="Text_20_body"><text:soft-page-break/>```bash</text:p>
      <text:p text:style-name="Text_20_body"><text:span text:style-name="T20">sudo</text:span><text:span text:style-name="T21"> </text:span><text:span text:style-name="T22">squid</text:span><text:span text:style-name="T21"> </text:span><text:span text:style-name="T23">-z</text:span></text:p>
      <text:p text:style-name="Text_20_body">```</text:p>
      <text:p text:style-name="Text_20_body"/>
      <text:p text:style-name="Text_20_body">Firewall Implementation</text:p>
      <text:p text:style-name="Text_20_body">Allow internal segments to reach Squid Proxy</text:p>
      <text:p text:style-name="Text_20_body">Alias Definition</text:p>
      <text:p text:style-name="Text_20_body"><text:span text:style-name="T25">-</text:span> Path: Firewall &gt; Aliases &gt; IP</text:p>
      <text:p text:style-name="Text_20_body"><text:span text:style-name="T25">-</text:span> Name: SQUID_CONNECTED_NETWORKS</text:p>
      <text:p text:style-name="Text_20_body"/>
      <text:p text:style-name="Text_20_body">Floating Rule Configuration</text:p>
      <text:p text:style-name="Text_20_body"><text:span text:style-name="T25">-</text:span> Path: Firewall &gt; Rules &gt; Floating</text:p>
      <text:p text:style-name="Text_20_body"><text:span text:style-name="T25">-</text:span> Quick: Checked (Apply immediately)</text:p>
      <text:p text:style-name="Text_20_body"><text:span text:style-name="T25">-</text:span> Interface: [MGMT, APP, DB]</text:p>
      <text:p text:style-name="Text_20_body"><text:span text:style-name="T25">-</text:span> Direction: In</text:p>
      <text:p text:style-name="Text_20_body"><text:span text:style-name="T25">-</text:span> Protocol: TCP</text:p>
      <text:p text:style-name="Text_20_body"><text:span text:style-name="T25">-</text:span> Destination Port: 3128</text:p>
      <text:p text:style-name="Text_20_body"><text:span text:style-name="T25">-</text:span> Description: "Allow internal segments to reach Squid Proxy"</text:p>
      <text:p text:style-name="Text_20_body"/>
      <text:p text:style-name="Text_20_body">Client Integration</text:p>
      <text:p text:style-name="Text_20_body">```vim</text:p>
      <text:p text:style-name="Text_20_body">vim /etc/environment</text:p>
      <text:p text:style-name="Text_20_body">http_proxy="http://10.0.60.13:3128/"</text:p>
      <text:p text:style-name="Text_20_body">https_proxy="http://10.0.60.13:3128/"</text:p>
      <text:p text:style-name="Text_20_body">no_proxy="localhost,127.0.0.1"</text:p>
      <text:p text:style-name="Text_20_body">HTTP_PROXY="http://10.0.60.13:3128/"</text:p>
      <text:p text:style-name="Text_20_body">HTTPS_PROXY="http://10.0.60.13:3128/"</text:p>
      <text:p text:style-name="Text_20_body">NO_PROXY="localhost,127.0.0.1"</text:p>
      <text:p text:style-name="Text_20_body">```</text:p>
      <text:p text:style-name="Text_20_body"/>
      <text:p text:style-name="Text_20_body">```vim</text:p>
      <text:p text:style-name="Text_20_body"><text:soft-page-break/>source /etc/environment # Apply changes</text:p>
      <text:p text:style-name="Text_20_body">Package Manager Proxy Configuration</text:p>
      <text:p text:style-name="Text_20_body">Ubuntu Server (APT)</text:p>
      <text:p text:style-name="Text_20_body">File: /etc/apt/apt.conf.d/99proxy</text:p>
      <text:p text:style-name="Text_20_body">Acquire::http::Proxy "http://10.0.60.13:3128/";</text:p>
      <text:p text:style-name="Text_20_body">Acquire::https::Proxy "http://10.0.60.13:3128/";</text:p>
      <text:p text:style-name="Text_20_body"/>
      <text:p text:style-name="Text_20_body">Fedora Server (DNF)</text:p>
      <text:p text:style-name="Text_20_body">File: /etc/dnf/dnf.conf</text:p>
      <text:p text:style-name="Text_20_body">proxy=http://10.0.60.13:3128</text:p>
      <text:p text:style-name="Text_20_body">```</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2">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3">Then give this local DNS server access through the LAN firewall for external resolution. </text:p>
        </text:list-item>
        <text:list-item>
          <text:p text:style-name="P64">Configure the zones and add forward and reverse DNS records. First, add the forward zone: <text:s/></text:p>
        </text:list-item>
      </text:list>
      <text:p text:style-name="Preformatted_20_Text">ipa dnszone-add example.local</text:p>
      <text:list text:continue-numbering="true" text:style-name="L7">
        <text:list-item>
          <text:p text:style-name="P65">Add NS record (ensure the host has an A record before adding NS):</text:p>
        </text:list-item>
      </text:list>
      <text:p text:style-name="Preformatted_20_Text">ipa dnsrecord-add example.local --ns-rec mgmt-iam.example.local. <text:s/><text:line-break/><text:tab/>Record Name: @ (root of the zone) <text:s/></text:p>
      <text:list text:style-name="L8">
        <text:list-item>
          <text:p text:style-name="P66">Add A records for hosts:</text:p>
        </text:list-item>
      </text:list>
      <text:p text:style-name="Preformatted_20_Text">ipa dnsrecord-add example.local mgmt-iam --a-rec 10.0.10.6<text:line-break/>ipa dnsrecord-add example.local mgmt-bastion --a-rec 10.0.10.7 <text:line-break/>ipa dnsrecord-add example.local <text:span text:style-name="T26">sec</text:span>-squid --a-rec 10.0.60.13</text:p>
      <text:list text:style-name="L9">
        <text:list-item>
          <text:p text:style-name="P67">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8">Add PTR records:</text:p>
        </text:list-item>
      </text:list>
      <text:p text:style-name="Preformatted_20_Text">ipa dnsrecord-add 10.0.10.in-addr.arpa 7 --ptr-rec mgmt-bastion.example.local<text:line-break/><text:span text:style-name="T27">i</text:span>pa dnsrecord-add 10.0.60.in-addr.arpa 13 --ptr-rec mgmt-squid.example.local</text:p>
      <text:list text:style-name="L11">
        <text:list-item>
          <text:p text:style-name="P69"><text:soft-page-break/>Test the DNS records using dig:</text:p>
        </text:list-item>
      </text:list>
      <text:p text:style-name="Preformatted_20_Text">dig mgmt-<text:span text:style-name="T28">test</text:span>.example.local A<text:line-break/>dig -x 10.0.10.5</text:p>
      <text:p text:style-name="Text_20_body"/>
      <text:p text:style-name="Text_20_body"><text:span text:style-name="T29">D</text:span>iger aglar nasil DNS hizmeti alacak? <text:span text:style-name="T30">Kimler DNS sunucuya ulasabildin</text:span></text:p>
      <text:p text:style-name="Preformatted_20_Text">```<text:span text:style-name="T29">vim</text:span></text:p>
      <text:p text:style-name="Preformatted_20_Text">vim /etc/named/ipa-ext.conf </text:p>
      <text:p text:style-name="Preformatted_20_Text">acl "trusted_networks" {</text:p>
      <text:p text:style-name="Preformatted_20_Text">127.0.0.1/32;</text:p>
      <text:p text:style-name="Preformatted_20_Text">10.0.10.0/24;</text:p>
      <text:p text:style-name="Preformatted_20_Text">any; # ben belirleyim dersen tek tek yaz aglari </text:p>
      <text:p text:style-name="Preformatted_20_Text">};</text:p>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0"/>
      <text:p text:style-name="P71"/>
      <text:h text:style-name="Heading_20_2" text:outline-level="2"><text:bookmark-start text:name="__RefHeading___Toc1486_3083391142"/><text:span text:style-name="T31">Layer </text:span><text:span text:style-name="T6">2</text:span><text:span text:style-name="T32">D</text:span><text:span text:style-name="T6">: Time Sync</text:span><text:bookmark-end text:name="__RefHeading___Toc1486_3083391142"/></text:h>
      <text:p text:style-name="P72">NTP strategy for log consistency across the domain.</text:p>
      <text:p text:style-name="P7"/>
      <text:h text:style-name="P73"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4"/>
      <text:p text:style-name="Text_20_body"><text:span text:style-name="Source_20_Text"><text:span text:style-name="T2">System Preparation and Installation</text:span></text:span></text:p>
      <text:p text:style-name="P74"><text:span text:style-name="Source_20_Text"><text:span text:style-name="T6">Before starting, ensure </text:span></text:span><text:span text:style-name="Source_20_Text"><text:span text:style-name="T33">that the</text:span></text:span><text:span text:style-name="Source_20_Text"><text:span text:style-name="T6"> machine has a **Fully Qualified Domain Name (FQDN)** (e.g., `server.example.</text:span></text:span><text:span text:style-name="Source_20_Text"><text:span text:style-name="T33">local</text:span></text:span><text:span text:style-name="Source_20_Text"><text:span text:style-name="T6">`). Then, update the system and install the FreeIPA server components. </text:span></text:span><text:span text:style-name="Source_20_Text"><text:span text:style-name="T34">Then </text:span></text:span><text:span text:style-name="Source_20_Text"><text:span text:style-name="T35">Install FreeIPA server and DNS packages</text:span></text:span></text:p>
      <text:p text:style-name="Preformatted_20_Text"><text:span text:style-name="Source_20_Text">sudo dnf install freeipa-server freeipa-server-</text:span><text:span text:style-name="Source_20_Text"><text:span text:style-name="T36">dns</text:span></text:span><text:span text:style-name="Source_20_Text"> -y</text:span></text:p>
      <text:p text:style-name="P75"><text:span text:style-name="Source_20_Text">sudo ipa-server-install # Start the interactive installation process</text:span></text:p>
      <text:p text:style-name="Text_20_body"><text:span text:style-name="T6"/></text:p>
      <text:p text:style-name="P76">Firewall Configuration (<text:span text:style-name="T36">on </text:span>i<text:span text:style-name="T37">am</text:span> Server)</text:p>
      <text:p text:style-name="P77"><text:span text:style-name="T38">A</text:span>llow the necessary traffic for FreeIPA services. </text:p>
      <text:p text:style-name="Preformatted_20_Text">firewall-cmd –list-ports # List current open ports</text:p>
      <text:p text:style-name="Preformatted_20_Text">firewall-cmd --add-port={123,88,464}/udp –permanent # NTP: 123, Kerberos: 88, 464</text:p>
      <text:p text:style-name="Preformatted_20_Text">firewall-cmd --add-port={80,443,389,636,88,464}/tcp –permanent # LDAP:389, LDAPS:636, Kerberos:88, 464 </text:p>
      <text:p text:style-name="Preformatted_20_Text"><text:span text:style-name="T38">f</text:span>irewall-cmd –reload <text:span text:style-name="T38">&amp;&amp; </text:span>firewall-cmd –list-ports </text:p>
      <text:h text:style-name="P78" text:outline-level="2"><text:bookmark-start text:name="__RefHeading___Toc1490_3083391142"/>Layer 3B: Access Control<text:bookmark-end text:name="__RefHeading___Toc1490_3083391142"/></text:h>
      <text:p text:style-name="P77">Implementing HBAC (Host-Based Access Control) and Sudo rules.</text:p>
      <text:h text:style-name="P78" text:outline-level="2"><text:bookmark-start text:name="__RefHeading___Toc1492_3083391142"/>Layer 3C: Client Integration<text:bookmark-end text:name="__RefHeading___Toc1492_3083391142"/></text:h>
      <text:p text:style-name="P77">Joining Fedora Workstations and Ubuntu Servers to the domain.</text:p>
      <text:p text:style-name="P77"><text:soft-page-break/></text:p>
      <text:p text:style-name="P77"/>
      <text:h text:style-name="P73" text:outline-level="1"><text:bookmark-start text:name="__RefHeading___Toc1494_3083391142"/>Layer 4: Defensive Security &amp; Traffic Management<text:bookmark-end text:name="__RefHeading___Toc1494_3083391142"/></text:h>
      <text:h text:style-name="P78" text:outline-level="2"><text:bookmark-start text:name="__RefHeading___Toc1496_3083391142"/>Layer 4A: Edge Security <text:bookmark-end text:name="__RefHeading___Toc1496_3083391142"/></text:h>
      <text:p text:style-name="P77">Firewall ACLs, NAT, and inter-VLAN routing policies.</text:p>
      <text:h text:style-name="P78" text:outline-level="2"><text:bookmark-start text:name="__RefHeading___Toc1498_3083391142"/>Layer 4B: Network Security <text:bookmark-end text:name="__RefHeading___Toc1498_3083391142"/></text:h>
      <text:p text:style-name="P77">IDS/IPS (Suricata) implementation for threat detection.</text:p>
      <text:p text:style-name="P77"><draw:frame draw:style-name="fr1" draw:name="Frame1" text:anchor-type="as-char" draw:z-index="0"><draw:text-box fo:min-height="0.0161in" fo:min-width="0.0161in"><text:h text:style-name="P79" text:outline-level="2"><text:bookmark-start text:name="__RefHeading___Toc1482_3083391142"/>Layer 4C: Secure Entry<text:bookmark-end text:name="__RefHeading___Toc1482_3083391142"/></text:h></draw:text-box></draw:frame><text:s/></text:p>
      <text:p text:style-name="P77">Reverse Proxy with TLS termination and VPN access.</text:p>
      <text:h text:style-name="P80" text:outline-level="1"/>
      <text:p text:style-name="P81"/>
      <text:h text:style-name="P73" text:outline-level="1"><text:bookmark-start text:name="__RefHeading___Toc1500_3083391142"/>Layer 5: Observability &amp; Incident Response<text:bookmark-end text:name="__RefHeading___Toc1500_3083391142"/></text:h>
      <text:p text:style-name="P81"/>
      <text:h text:style-name="P73" text:outline-level="1"><text:bookmark-start text:name="__RefHeading___Toc1502_3083391142"/>Layer 5A: Centralized Logging<text:bookmark-end text:name="__RefHeading___Toc1502_3083391142"/></text:h>
      <text:p text:style-name="P81">Auditing authentication, sudo, and system logs.</text:p>
      <text:p text:style-name="P81"/>
      <text:h text:style-name="P78" text:outline-level="2"><text:bookmark-start text:name="__RefHeading___Toc1504_3083391142"/>Layer 5B: Health Monitoring <text:bookmark-end text:name="__RefHeading___Toc1504_3083391142"/></text:h>
      <text:p text:style-name="P81">Real-time metrics and alerting for infrastructure health.</text:p>
      <text:h text:style-name="P78" text:outline-level="2"><text:bookmark-start text:name="__RefHeading___Toc1506_3083391142"/>Layer 5C: Service Availability <text:bookmark-end text:name="__RefHeading___Toc1506_3083391142"/></text:h>
      <text:p text:style-name="P82">Uptime tracking for critical business services.</text:p>
      <text:p text:style-name="P81"/>
      <text:h text:style-name="P73" text:outline-level="1"><text:bookmark-start text:name="__RefHeading___Toc1508_3083391142"/>Layer 6: Application &amp; Container Services<text:bookmark-end text:name="__RefHeading___Toc1508_3083391142"/></text:h>
      <text:p text:style-name="P81"/>
      <text:h text:style-name="P78" text:outline-level="2"><text:bookmark-start text:name="__RefHeading___Toc1510_3083391142"/>Layer 6A: Service Tier <text:bookmark-end text:name="__RefHeading___Toc1510_3083391142"/></text:h>
      <text:p text:style-name="P81">Hardened Web (Nginx) and Database (MariaDB/PostgreSQL) servers.</text:p>
      <text:p text:style-name="P81"/>
      <text:h text:style-name="P78" text:outline-level="2"><text:bookmark-start text:name="__RefHeading___Toc1512_3083391142"/><text:soft-page-break/>Layer 6B: Containerization<text:bookmark-end text:name="__RefHeading___Toc1512_3083391142"/></text:h>
      <text:p text:style-name="P81">Rootless Podman scenarios for microservices.</text:p>
      <text:p text:style-name="P81"/>
      <text:h text:style-name="P78" text:outline-level="2"><text:bookmark-start text:name="__RefHeading___Toc1514_3083391142"/>Layer 6C: Secure Storage <text:bookmark-end text:name="__RefHeading___Toc1514_3083391142"/></text:h>
      <text:p text:style-name="P82">Encrypted file sharing and data persistence.</text:p>
      <text:p text:style-name="P81"/>
      <text:h text:style-name="P73" text:outline-level="1"><text:bookmark-start text:name="__RefHeading___Toc1516_3083391142"/>Layer 7: Automation &amp; DevSecOps<text:bookmark-end text:name="__RefHeading___Toc1516_3083391142"/></text:h>
      <text:p text:style-name="P81"/>
      <text:h text:style-name="P78" text:outline-level="2"><text:bookmark-start text:name="__RefHeading___Toc1518_3083391142"/>Layer 7A: IaC with Ansible<text:bookmark-end text:name="__RefHeading___Toc1518_3083391142"/></text:h>
      <text:p text:style-name="P82">Automated hardening and configuration playbooks.</text:p>
      <text:h text:style-name="P78" text:outline-level="2"><text:bookmark-start text:name="__RefHeading___Toc1520_3083391142"/>Layer 7B: GitOps <text:bookmark-end text:name="__RefHeading___Toc1520_3083391142"/></text:h>
      <text:p text:style-name="P81">Version control for all configuration files via Gitea.</text:p>
      <text:p text:style-name="P81"/>
      <text:h text:style-name="P78" text:outline-level="2"><text:bookmark-start text:name="__RefHeading___Toc1522_3083391142"/>Layer 7C: Backup &amp; Disaster Recovery <text:bookmark-end text:name="__RefHeading___Toc1522_3083391142"/></text:h>
      <text:p text:style-name="P81">Snapshot policies and off-site backup simulation.</text:p>
      <text:h text:style-name="P83" text:outline-level="1"><text:bookmark-start text:name="__RefHeading___Toc2594_1497977652"/>APPENDIX<text:bookmark-end text:name="__RefHeading___Toc2594_1497977652"/></text:h>
      <text:p text:style-name="P84"/>
      <text:h text:style-name="Heading_20_2" text:outline-level="2"><text:bookmark-start text:name="__RefHeading___Toc2596_1497977652"/><text:span text:style-name="T39">A </text:span>sanal makina dhcp ayarlari<text:bookmark-end text:name="__RefHeading___Toc2596_1497977652"/></text:h>
      <text:p text:style-name="P84"><draw:frame draw:style-name="fr2" draw:name="Frame12" text:anchor-type="paragraph" svg:x="4.9362in" svg:y="0.0583in" svg:width="2.439in" draw:z-index="1"><draw:text-box fo:min-height="2.8457in"><text:p text:style-name="P85">Alpien :</text:p><text:p text:style-name="P86">/etc/network/interfaces</text:p><text:p text:style-name="P87"><text:span text:style-name="Source_20_Text"><text:span text:style-name="T40">auto lo</text:span></text:span></text:p><text:p text:style-name="P87"><text:span text:style-name="Source_20_Text"><text:span text:style-name="T40">iface lo inet loopback</text:span></text:span></text:p><text:p text:style-name="P86"/><text:p text:style-name="P87"><text:span text:style-name="Source_20_Text"><text:span text:style-name="T40"># Ana kart (Sadece aktif edilir)</text:span></text:span></text:p><text:p text:style-name="P87"><text:span text:style-name="Source_20_Text"><text:span text:style-name="T40">auto eth0</text:span></text:span></text:p><text:p text:style-name="P87"><text:span text:style-name="Source_20_Text"><text:span text:style-name="T40">iface eth0 inet manual</text:span></text:span></text:p><text:p text:style-name="P87"><text:span text:style-name="Source_20_Text"><text:span text:style-name="T40"><text:s text:c="4"/>up ip link set $IFACE up</text:span></text:span></text:p><text:p text:style-name="P88"/><text:p text:style-name="P87"><text:span text:style-name="Source_20_Text"><text:span text:style-name="T40"># VLAN Arayüzü (Statik IP </text:span></text:span><text:span text:style-name="Source_20_Text"><text:span text:style-name="T41">cubfig</text:span></text:span><text:span text:style-name="Source_20_Text"><text:span text:style-name="T40">)</text:span></text:span></text:p><text:p text:style-name="P87"><text:span text:style-name="Source_20_Text"><text:span text:style-name="T40">auto eth0.10</text:span></text:span></text:p><text:p text:style-name="P87"><text:span text:style-name="Source_20_Text"><text:span text:style-name="T40">iface eth0.10 inet static</text:span></text:span></text:p><text:p text:style-name="P87"><text:span text:style-name="Source_20_Text"><text:span text:style-name="T40"><text:tab/>address 192.168.10.50 <text:s text:c="3"/></text:span></text:span></text:p><text:p text:style-name="P87"><text:span text:style-name="Source_20_Text"><text:span text:style-name="T40"><text:tab/>netmask 255.255.255.0 <text:s text:c="3"/></text:span></text:span></text:p><text:p text:style-name="P87"><text:span text:style-name="Source_20_Text"><text:span text:style-name="T40"><text:tab/>gateway 192.168.10.1 <text:s text:c="4"/></text:span></text:span></text:p><text:p text:style-name="P87"><text:span text:style-name="Source_20_Text"><text:span text:style-name="T40">vlan-raw-device eth0</text:span></text:span></text:p></draw:text-box></draw:frame><draw:frame draw:style-name="fr3" draw:name="Frame13" text:anchor-type="paragraph" svg:x="0.0508in" svg:y="0.0937in" svg:width="2.0626in" draw:z-index="2"><draw:text-box fo:min-height="2.3228in"><text:p text:style-name="P89" loext:marker-style-name="T42">fedora ayar</text:p><text:p text:style-name="P90" loext:marker-style-name="T43"/><text:p text:style-name="Standard" loext:marker-style-name="T44"><text:span text:style-name="Source_20_Text"><text:span text:style-name="T45">[connection]</text:span></text:span></text:p><text:p text:style-name="Standard" loext:marker-style-name="T44"><text:span text:style-name="Source_20_Text"><text:span text:style-name="T45">id=enp1s0.10</text:span></text:span></text:p><text:p text:style-name="Standard" loext:marker-style-name="T44"><text:span text:style-name="Source_20_Text"><text:span text:style-name="T45">type=vlan</text:span></text:span></text:p><text:p text:style-name="Standard" loext:marker-style-name="T44"><text:span text:style-name="Source_20_Text"><text:span text:style-name="T45">interface-name=enp1s0.10</text:span></text:span></text:p><text:p text:style-name="Standard" loext:marker-style-name="T46"><text:span text:style-name="Source_20_Text"><text:span text:style-name="T47"/></text:span></text:p><text:p text:style-name="Standard" loext:marker-style-name="T44"><text:span text:style-name="Source_20_Text"><text:span text:style-name="T45">[vlan]</text:span></text:span></text:p><text:p text:style-name="Standard" loext:marker-style-name="T44"><text:span text:style-name="Source_20_Text"><text:span text:style-name="T45">flags=1</text:span></text:span></text:p><text:p text:style-name="Standard" loext:marker-style-name="T44"><text:span text:style-name="Source_20_Text"><text:span text:style-name="T45">id=10</text:span></text:span></text:p><text:p text:style-name="Standard" loext:marker-style-name="T44"><text:span text:style-name="Source_20_Text"><text:span text:style-name="T45">parent=enp1s0</text:span></text:span></text:p><text:p text:style-name="P91" loext:marker-style-name="T46"/><text:p text:style-name="Standard" loext:marker-style-name="T44"><text:span text:style-name="Source_20_Text"><text:span text:style-name="T45">[ipv4]</text:span></text:span></text:p><text:p text:style-name="Standard" loext:marker-style-name="T44"><text:span text:style-name="Source_20_Text"><text:span text:style-name="T45">address1=10.0.10.6/24,10.0.10.1</text:span></text:span></text:p><text:p text:style-name="Standard" loext:marker-style-name="T44"><text:span text:style-name="Source_20_Text"><text:span text:style-name="T45">method=manual</text:span></text:span></text:p><text:p text:style-name="Standard" loext:marker-style-name="T44"><text:span text:style-name="Source_20_Text"><text:span text:style-name="T45">dns=</text:span></text:span><text:span text:style-name="Source_20_Text"><text:span text:style-name="T48">10.0.10.5,</text:span></text:span><text:span text:style-name="Source_20_Text"><text:span text:style-name="T45">8.8.8.8</text:span></text:span></text:p><text:p text:style-name="P91" loext:marker-style-name="T46"/><text:p text:style-name="Standard" loext:marker-style-name="T44"><text:span text:style-name="Source_20_Text"><text:span text:style-name="T45">[ipv6]</text:span></text:span></text:p><text:p text:style-name="Standard" loext:marker-style-name="T44"><text:span text:style-name="Source_20_Text"><text:span text:style-name="T45">addr-gen-mode=stable-privacy</text:span></text:span></text:p><text:p text:style-name="Standard" loext:marker-style-name="T49"><text:span text:style-name="Source_20_Text"><text:span text:style-name="T45">method=ignore</text:span></text:span></text:p><text:p text:style-name="Standard" loext:marker-style-name="T49"><text:span text:style-name="Source_20_Text"><text:span text:style-name="T45"/></text:span></text:p><text:p text:style-name="P92" loext:marker-style-name="T49"><text:span text:style-name="Source_20_Text"><text:span text:style-name="T50">[proxy]</text:span></text:span></text:p><text:p text:style-name="P92" loext:marker-style-name="T49"><text:span text:style-name="Source_20_Text"><text:span text:style-name="T50">method=manual</text:span></text:span></text:p><text:p text:style-name="P92" loext:marker-style-name="T49"><text:span text:style-name="Source_20_Text"><text:span text:style-name="T50">http-proxy=http://10.0.60.13:3128</text:span></text:span></text:p><text:p text:style-name="P92" loext:marker-style-name="T49"><text:span text:style-name="Source_20_Text"><text:span text:style-name="T50">https-proxy=http://10.0.60.13:3128</text:span></text:span></text:p><text:p text:style-name="P92" loext:marker-style-name="T49"><text:span text:style-name="Source_20_Text"><text:span text:style-name="T50">no-proxy=localhost,127.0.0.1</text:span></text:span></text:p></draw:text-box></draw:frame><draw:frame draw:style-name="fr2" draw:name="Frame14" text:anchor-type="paragraph" svg:x="2.5193in" svg:y="0.0583in" svg:width="2.1992in" draw:z-index="3"><draw:text-box fo:min-height="2.8327in"><text:p text:style-name="P93" loext:marker-style-name="T51">ubuntu ayarlari</text:p><text:p text:style-name="P94" loext:marker-style-name="T51"><text:span text:style-name="Source_20_Text"><text:span text:style-name="T52">network:</text:span></text:span></text:p><text:p text:style-name="P94" loext:marker-style-name="T51"><text:span text:style-name="Source_20_Text"><text:span text:style-name="T52"><text:s text:c="2"/>version: 2</text:span></text:span></text:p><text:p text:style-name="P94" loext:marker-style-name="T51"><text:span text:style-name="Source_20_Text"><text:span text:style-name="T52"><text:s text:c="2"/>ethernets:</text:span></text:span></text:p><text:p text:style-name="P94" loext:marker-style-name="T51"><text:span text:style-name="Source_20_Text"><text:span text:style-name="T52"><text:s text:c="4"/>enp1s0:</text:span></text:span></text:p><text:p text:style-name="P94" loext:marker-style-name="T51"><text:span text:style-name="Source_20_Text"><text:span text:style-name="T52"><text:s text:c="6"/>dhcp4: no</text:span></text:span></text:p><text:p text:style-name="P94" loext:marker-style-name="T51"><text:span text:style-name="Source_20_Text"><text:span text:style-name="T52"><text:s text:c="2"/>vlans:</text:span></text:span></text:p><text:p text:style-name="P94" loext:marker-style-name="T51"><text:span text:style-name="Source_20_Text"><text:span text:style-name="T52"><text:s text:c="4"/>enp1s0.10:</text:span></text:span></text:p><text:p text:style-name="P94" loext:marker-style-name="T51"><text:span text:style-name="Source_20_Text"><text:span text:style-name="T52"><text:s text:c="6"/>id: 10</text:span></text:span></text:p><text:p text:style-name="P94" loext:marker-style-name="T51"><text:span text:style-name="Source_20_Text"><text:span text:style-name="T52"><text:s text:c="6"/>link: enp1s0</text:span></text:span></text:p><text:p text:style-name="P94" loext:marker-style-name="T51"><text:span text:style-name="Source_20_Text"><text:span text:style-name="T52"><text:s text:c="6"/>addresses:</text:span></text:span></text:p><text:p text:style-name="P94" loext:marker-style-name="T51"><text:span text:style-name="Source_20_Text"><text:span text:style-name="T52"><text:s text:c="8"/>- 10.0.10.6/24</text:span></text:span></text:p><text:p text:style-name="P94" loext:marker-style-name="T51"><text:span text:style-name="Source_20_Text"><text:span text:style-name="T52"><text:s text:c="6"/>gateway4: 10.0.10.1</text:span></text:span></text:p><text:p text:style-name="P94" loext:marker-style-name="T51"><text:span text:style-name="Source_20_Text"><text:span text:style-name="T52"><text:s text:c="6"/>nameservers:</text:span></text:span></text:p><text:p text:style-name="P94" loext:marker-style-name="T51"><text:span text:style-name="Source_20_Text"><text:span text:style-name="T52"><text:s text:c="8"/>addresses:</text:span></text:span></text:p><text:p text:style-name="P94" loext:marker-style-name="T51"><text:span text:style-name="Source_20_Text"><text:span text:style-name="T52"><text:s text:c="10"/>- 10.0.10.5</text:span></text:span></text:p><text:p text:style-name="P94" loext:marker-style-name="T51"><text:span text:style-name="Source_20_Text"><text:span text:style-name="T52"><text:s text:c="10"/>- 8.8.8.8</text:span></text:span></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5" loext:marker-style-name="T53"/>
      <text:h text:style-name="Heading_20_2" text:outline-level="2"><text:bookmark-start text:name="codecell1"/><text:soft-page-break/></text:h>
      <text:p text:style-name="P96"><text:bookmark-end text:name="__RefHeading___Toc185_1983718479 Copy 2"/><text:bookmark-end text:name="codecell1"/></text:p>
      <text:p text:style-name="P97" loext:marker-style-name="T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383d3c"/>
      <style:paragraph-properties fo:margin-top="0in" fo:margin-bottom="0in" style:contextual-spacing="false" style:page-number="auto" fo:background-color="#383d3c"/>
      <style:text-properties style:use-window-font-color="true" loext:opacity="0%" style:font-name="DejaVu Sans Mono" fo:font-family="'DejaVu Sans Mono'" style:font-style-name="Bold" style:font-family-generic="modern" style:font-pitch="fixed" fo:font-size="9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1-29T00:40:59.283324297</dc:date>
    <meta:editing-duration>P2DT2H42M9S</meta:editing-duration>
    <meta:editing-cycles>66</meta:editing-cycles>
    <meta:generator>LibreOffice/25.8.4.2$Linux_X86_64 LibreOffice_project/290daaa01b999472f0c7a3890eb6a550fd74c6df</meta:generator>
    <meta:document-statistic meta:table-count="8" meta:image-count="0" meta:object-count="0" meta:page-count="14" meta:paragraph-count="528" meta:word-count="2247" meta:character-count="16176" meta:non-whitespace-character-count="14058"/>
  </office:meta>
</office:document-meta>
</file>